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272" officeooo:paragraph-rsid="000d22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K = 50, alpha = 0.1, beta = 0.1</text:p>
      <text:p text:style-name="P1">[['image' 'images' 'texture' 'color' 'query']</text:p>
      <text:p text:style-name="P1">['feature' 'features' 'representation' 'number' 'set']</text:p>
      <text:p text:style-name="P1">['input' 'net' 'output' 'neural' 'function']</text:p>
      <text:p text:style-name="P1">['position' 'eye' 'system' 'movement' 'head']</text:p>
      <text:p text:style-name="P1">['action' 'policy' 'learning' 'optimal' 'control']</text:p>
      <text:p text:style-name="P1">['expert' 'hmm' 'system' 'context' 'mlp']</text:p>
      <text:p text:style-name="P1">['cell' 'routing' 'system' 'place' 'population']</text:p>
      <text:p text:style-name="P1">['problem' 'solution' 'method' 'constraint' 'optimization']</text:p>
      <text:p text:style-name="P1">['unit' 'hidden' 'network' 'output' 'input']</text:p>
      <text:p text:style-name="P1">['signal' 'filter' 'frequency' 'system' 'auditory']</text:p>
      <text:p text:style-name="P1">['data' 'set' 'training' 'method' 'rbf']</text:p>
      <text:p text:style-name="P1">['algorithm' 'problem' 'learning' 'step' 'convergence']</text:p>
      <text:p text:style-name="P1">['prediction' 'model' 'data' 'error' 'method']</text:p>
      <text:p text:style-name="P1">['kernel' 'vector' 'space' 'support' 'projection']</text:p>
      <text:p text:style-name="P1">['network' 'neural' 'output' 'input' 'training']</text:p>
      <text:p text:style-name="P1">['circuit' 'chip' 'analog' 'current' 'output']</text:p>
      <text:p text:style-name="P1">['distribution' 'prior' 'bayesian' 'posterior' 'variables']</text:p>
      <text:p text:style-name="P1">['sequence' 'model' 'transition' 'sequences' 'states']</text:p>
      <text:p text:style-name="P1">['bound' 'function' 'threshold' 'number' 'case']</text:p>
      <text:p text:style-name="P1">['string' 'language' 'symbol' 'context' 'grammar']</text:p>
      <text:p text:style-name="P1">['classifier' 'classification' 'class' 'training' 'set']</text:p>
      <text:p text:style-name="P1">['learning' 'task' 'trial' 'training' 'information']</text:p>
      <text:p text:style-name="P1">['gaussian' 'distribution' 'noise' 'density' 'variance']</text:p>
      <text:p text:style-name="P1">['field' 'node' 'graph' 'network' 'mean']</text:p>
      <text:p text:style-name="P1">['learning' 'gradient' 'algorithm' 'stochastic' 'convergence']</text:p>
      <text:p text:style-name="P1">['word' 'speech' 'character' 'speaker' 'system']</text:p>
      <text:p text:style-name="P1">['vector' 'memory' 'bit' 'block' 'number']</text:p>
      <text:p text:style-name="P1">['synaptic' 'synapses' 'input' 'hebbian' 'neuron']</text:p>
      <text:p text:style-name="P1">['control' 'model' 'controller' 'motor' 'trajectory']</text:p>
      <text:p text:style-name="P1">['training' 'error' 'set' 'generalization' 'examples']</text:p>
      <text:p text:style-name="P1">['neuron' 'model' 'input' 'potential' 'synaptic']</text:p>
      <text:p text:style-name="P1">['level' 'target' 'search' 'segment' 'resolution']</text:p>
      <text:p text:style-name="P1">['tree' 'rules' 'rule' 'trees' 'decision']</text:p>
      <text:p text:style-name="P1">['weight' 'network' 'learning' 'order' 'number']</text:p>
      <text:p text:style-name="P1">['model' 'visual' 'subject' 'representation' 'stimulus']</text:p>
      <text:p text:style-name="P1">['function' 'approximation' 'basis' 'order' 'polynomial']</text:p>
      <text:p text:style-name="P1">['cluster' 'distance' 'data' 'clustering' 'transformation']</text:p>
      <text:p text:style-name="P1">['model' 'data' 'parameter' 'mixture' 'likelihood']</text:p>
      <text:p text:style-name="P1">['learning' 'noise' 'error' 'optimal' 'input']</text:p>
      <text:p text:style-name="P1">['network' 'dynamic' 'system' 'recurrent' 'neural']</text:p>
      <text:p text:style-name="P1">['visual' 'orientation' 'cell' 'cortex' 'field']</text:p>
      <text:p text:style-name="P1">['object' 'image' 'images' 'pixel' 'view']</text:p>
      <text:p text:style-name="P1">['motion' 'direction' 'contour' 'velocity' 'model']</text:p>
      <text:p text:style-name="P1">['layer' 'unit' 'input' 'network' 'activation']</text:p>
      <text:p text:style-name="P1">['component' 'analysis' 'source' 'data' 'matrix']</text:p>
      <text:p text:style-name="P1">['face' 'oscillator' 'faces' 'representation' 'phase']</text:p>
      <text:p text:style-name="P1">['map' 'region' 'mapping' 'space' 'fig']</text:p>
      <text:p text:style-name="P1">['spike' 'information' 'correlation' 'firing' 'channel']</text:p>
      <text:p text:style-name="P1">['system' 'network' 'module' 'modules' 'neural']</text:p>
      <text:p text:style-name="P1">['point' 'space' 'function' 'set' 'problem']]</text:p>
      <text:p text:style-name="P1">Iter 100/10000 (38.79 s). Logjoint: -3297137.</text:p>
      <text:p text:style-name="P1"><text:soft-page-break/># K=50, alpha=100, beta=0.1</text:p>
      <text:p text:style-name="P1">[['action' 'learning' 'expert' 'states' 'agent'] <text:s text:c="109"/></text:p>
      <text:p text:style-name="P1"><text:s/>['structure' 'network' 'signal' 'evidence' 'generalization']</text:p>
      <text:p text:style-name="P1"><text:s/>['level' 'system' 'algorithm' 'input' 'parameter']</text:p>
      <text:p text:style-name="P1"><text:s/>['weight' 'network' 'neural' 'gradient' 'classification']</text:p>
      <text:p text:style-name="P1"><text:s/>['system' 'function' 'weight' 'network' 'risk']</text:p>
      <text:p text:style-name="P1"><text:s/>['function' 'hmm' 'set' 'mlp' 'model']</text:p>
      <text:p text:style-name="P1"><text:s/>['layer' 'network' 'training' 'learning' 'input']</text:p>
      <text:p text:style-name="P1"><text:s/>['hand' 'decision' 'model' 'network' 'step']</text:p>
      <text:p text:style-name="P1"><text:s/>['delay' 'network' 'task' 'neighbor' 'head']</text:p>
      <text:p text:style-name="P1"><text:s/>['method' 'neural' 'network' 'input' 'form']</text:p>
      <text:p text:style-name="P1"><text:s/>['stimulus' 'model' 'fig' 'mean' 'algorithm']</text:p>
      <text:p text:style-name="P1"><text:s/>['function' 'solution' 'algorithm' 'learning' 'problem']</text:p>
      <text:p text:style-name="P1"><text:s/>['noise' 'learning' 'function' 'theory' 'concept']</text:p>
      <text:p text:style-name="P1"><text:s/>['phase' 'hidden' 'channel' 'network' 'input']</text:p>
      <text:p text:style-name="P1"><text:s/>['spike' 'cell' 'robot' 'orientation' 'learning']</text:p>
      <text:p text:style-name="P1"><text:s/>['output' 'eye' 'network' 'system' 'set']</text:p>
      <text:p text:style-name="P1"><text:s/>['signal' 'information' 'model' 'network' 'task']</text:p>
      <text:p text:style-name="P1"><text:s/>['neuron' 'threshold' 'segment' 'synapse' 'chain']</text:p>
      <text:p text:style-name="P1"><text:s/>['model' 'system' 'function' 'point' 'algorithm']</text:p>
      <text:p text:style-name="P1"><text:s/>['control' 'forward' 'motor' 'model' 'output']</text:p>
      <text:p text:style-name="P1"><text:s/>['average' 'distribution' 'data' 'algorithm' 'function']</text:p>
      <text:p text:style-name="P1"><text:s/>['potential' 'controller' 'synaptic' 'model' 'neuron']</text:p>
      <text:p text:style-name="P1"><text:s/>['learning' 'unit' 'field' 'visual' 'set']</text:p>
      <text:p text:style-name="P1"><text:s/>['unit' 'cross' 'weight' 'component' 'order']</text:p>
      <text:p text:style-name="P1"><text:s/>['region' 'set' 'markov' 'algorithm' 'training']</text:p>
      <text:p text:style-name="P1"><text:s/>['rules' 'examples' 'output' 'algorithm' 'model']</text:p>
      <text:p text:style-name="P1"><text:s/>['bit' 'memory' 'cortical' 'network' 'bias']</text:p>
      <text:p text:style-name="P1"><text:s/>['network' 'distance' 'representation' 'sound' 'space']</text:p>
      <text:p text:style-name="P1"><text:s/>['mixture' 'model' 'network' 'likelihood' 'hidden']</text:p>
      <text:p text:style-name="P1"><text:s/>['frequency' 'spatial' 'net' 'visual' 'attractor']</text:p>
      <text:p text:style-name="P1"><text:s/>['map' 'data' 'gaussian' 'model' 'case']</text:p>
      <text:p text:style-name="P1"><text:s/>['output' 'character' 'training' 'input' 'network']</text:p>
      <text:p text:style-name="P1"><text:s/>['dynamic' 'input' 'visual' 'current' 'auditory']</text:p>
      <text:p text:style-name="P1"><text:s/>['network' 'data' 'training' 'matrix' 'field']</text:p>
      <text:p text:style-name="P1"><text:s/>['word' 'context' 'system' 'user' 'variables']</text:p>
      <text:p text:style-name="P1"><text:s/>['log' 'distribution' 'parameter' 'density' 'face']</text:p>
      <text:p text:style-name="P1"><text:s/>['network' 'input' 'parameter' 'data' 'capacity']</text:p>
      <text:p text:style-name="P1"><text:s/>['network' 'function' 'unit' 'output' 'activation']</text:p>
      <text:p text:style-name="P1"><text:s/>['sequence' 'network' 'operator' 'examples' 'distribution']</text:p>
      <text:p text:style-name="P1"><text:s/>['cell' 'circuit' 'chip' 'policy' 'source']</text:p>
      <text:p text:style-name="P1"><text:s/>['point' 'network' 'hidden' 'contour' 'model']</text:p>
      <text:p text:style-name="P1"><text:s/>['image' 'object' 'images' 'view' 'model']</text:p>
      <text:p text:style-name="P1"><text:s/>['training' 'learning' 'neural' 'function' 'input']</text:p>
      <text:p text:style-name="P1"><text:s/>['data' 'step' 'set' 'posterior' 'algorithm']</text:p>
      <text:p text:style-name="P1"><text:s/>['motion' 'direction' 'block' 'velocity' 'input']</text:p>
      <text:p text:style-name="P1"><text:s/>['set' 'network' 'space' 'bayesian' 'problem']</text:p>
      <text:p text:style-name="P1"><text:s/>['classifier' 'tree' 'class' 'rbf' 'training']</text:p>
      <text:p text:style-name="P1"><text:s/>['layer' 'input' 'neuron' 'network' 'neural']</text:p>
      <text:p text:style-name="P1"><text:s/>['set' 'kernel' 'method' 'weight' 'algorithm']</text:p>
      <text:p text:style-name="P1"><text:s/>['filter' 'model' 'bound' 'error' 'analysis']]</text:p>
      <text:p text:style-name="P1">Iter 50/10000 (29.95 s). Logjoint: -4635061.99</text:p>
      <text:p text:style-name="P1"><text:soft-page-break/># K=50, alpha=0.1, beta=500</text:p>
      <text:p text:style-name="P1">[['magnetic' 'correlation' 'processing' 'evidence' 'projection']</text:p>
      <text:p text:style-name="P1"><text:s/>['bat' 'trial' 'potential' 'event' 'firing']</text:p>
      <text:p text:style-name="P1"><text:s/>['synaptic' 'david' 'channel' 'point' 'processing']</text:p>
      <text:p text:style-name="P1"><text:s/>['chain' 'john' 'population' 'dynamic' 'neuron']</text:p>
      <text:p text:style-name="P1"><text:s/>['wire' 'grammar' 'circuit' 'syllable' 'polynomial']</text:p>
      <text:p text:style-name="P1"><text:s/>['clause' 'utility' 'packet' 'network' 'motor']</text:p>
      <text:p text:style-name="P1"><text:s/>['control' 'stress' 'iiii' 'decision' 'prediction']</text:p>
      <text:p text:style-name="P1"><text:s/>['dendritic' 'insect' 'neuron' 'science' 'flower']</text:p>
      <text:p text:style-name="P1"><text:s/>['neuron' 'tree' 'motion' 'modular' 'noise']</text:p>
      <text:p text:style-name="P1"><text:s/>['robot' 'function' 'stress' 'routing' 'sample']</text:p>
      <text:p text:style-name="P1"><text:s/>['vowel' 'clause' 'dynamic' 'data' 'contour']</text:p>
      <text:p text:style-name="P1"><text:s/>['routing' 'fig' 'penalty' 'bound' 'examples']</text:p>
      <text:p text:style-name="P1"><text:s/>['sample' 'adaptation' 'insect' 'iiii' 'subject']</text:p>
      <text:p text:style-name="P1"><text:s/>['mean' 'simulation' 'average' 'character' 'graph']</text:p>
      <text:p text:style-name="P1"><text:s/>['legal' 'processing' 'speaker' 'sound' 'function']</text:p>
      <text:p text:style-name="P1"><text:s/>['test' 'form' 'dynamic' 'hidden' 'group']</text:p>
      <text:p text:style-name="P1"><text:s/>['interconnection' 'magnetic' 'source' 'information' 'action']</text:p>
      <text:p text:style-name="P1"><text:s/>['neural' 'contrast' 'power' 'car' 'chain']</text:p>
      <text:p text:style-name="P1"><text:s/>['robot' 'eeg' 'current' 'parameter' 'matrix']</text:p>
      <text:p text:style-name="P1"><text:s/>['syllable' 'transformation' 'average' 'number' 'neural']</text:p>
      <text:p text:style-name="P1"><text:s/>['forward' 'examples' 'element' 'cortical' 'approximation']</text:p>
      <text:p text:style-name="P1"><text:s/>['wavelet' 'learning' 'rotation' 'cortex' 'field']</text:p>
      <text:p text:style-name="P1"><text:s/>['song' 'vowel' 'speaker' 'object' 'clustering']</text:p>
      <text:p text:style-name="P1"><text:s/>['michael' 'sequence' 'space' 'spatial' 'current']</text:p>
      <text:p text:style-name="P1"><text:s/>['group' 'analysis' 'learning' 'number' 'system']</text:p>
      <text:p text:style-name="P1"><text:s/>['erp' 'subscriber' 'trial' 'ica' 'eeg']</text:p>
      <text:p text:style-name="P1"><text:s/>['cue' 'subject' 'disparity' 'action' 'chess']</text:p>
      <text:p text:style-name="P1"><text:s/>['gaussian' 'risk' 'cell' 'sound' 'component']</text:p>
      <text:p text:style-name="P1"><text:s/>['iiii' 'eeg' 'block' 'trial' 'movement']</text:p>
      <text:p text:style-name="P1"><text:s/>['model' 'algorithm' 'data' 'learning' 'function']</text:p>
      <text:p text:style-name="P1"><text:s/>['part' 'dfa' 'hand' 'system' 'fig']</text:p>
      <text:p text:style-name="P1"><text:s/>['signature' 'gain' 'eye' 'regression' 'field']</text:p>
      <text:p text:style-name="P1"><text:s/>['noise' 'threshold' 'potential' 'weight' 'form']</text:p>
      <text:p text:style-name="P1"><text:s/>['terminal' 'model' 'signal' 'phase' 'prediction']</text:p>
      <text:p text:style-name="P1"><text:s/>['string' 'model' 'examples' 'representation' 'solution']</text:p>
      <text:p text:style-name="P1"><text:s/>['student' 'component' 'theory' 'unit' 'approximation']</text:p>
      <text:p text:style-name="P1"><text:s/>['node' 'circuit' 'grammar' 'tree' 'center']</text:p>
      <text:p text:style-name="P1"><text:s/>['sheet' 'field' 'number' 'layer' 'sensor']</text:p>
      <text:p text:style-name="P1"><text:s/>['light' 'hand' 'motif' 'bound' 'contour']</text:p>
      <text:p text:style-name="P1"><text:s/>['critic' 'codebook' 'actor' 'convergence' 'head']</text:p>
      <text:p text:style-name="P1"><text:s/>['insect' 'neuron' 'synapses' 'component' 'center']</text:p>
      <text:p text:style-name="P1"><text:s/>['sensor' 'fig' 'spike' 'theory' 'constraint']</text:p>
      <text:p text:style-name="P1"><text:s/>['convolution' 'expert' 'algorithm' 'distribution' 'target']</text:p>
      <text:p text:style-name="P1"><text:s/>['sound' 'pan' 'source' 'storage' 'frequency']</text:p>
      <text:p text:style-name="P1"><text:s/>['stress' 'movement' 'region' 'cell' 'structure']</text:p>
      <text:p text:style-name="P1"><text:s/>['wire' 'cortex' 'synapses' 'node' 'function']</text:p>
      <text:p text:style-name="P1"><text:s/>['network' 'model' 'input' 'learning' 'function']</text:p>
      <text:p text:style-name="P1"><text:s/>['option' 'images' 'population' 'stress' 'color']</text:p>
      <text:p text:style-name="P1"><text:s/>['movement' 'trial' 'softassign' 'forward' 'iiii']</text:p>
      <text:p text:style-name="P1"><text:s/>['iiii' 'iii' 'region' 'development' 'fig']]</text:p>
      <text:p text:style-name="P1">Iter 52/10000 (32.93 s). Logjoint: -3596253.03</text:p>
      <text:p text:style-name="P1"><text:soft-page-break/># K=3, alpha=0.1, beta=0.1</text:p>
      <text:p text:style-name="P1">[['model' 'function' 'algorithm' 'learning' 'data']</text:p>
      <text:p text:style-name="P1"><text:s/>['network' 'input' 'unit' 'neural' 'weight']</text:p>
      <text:p text:style-name="P1"><text:s/>['model' 'neuron' 'cell' 'system' 'input']]</text:p>
      <text:p text:style-name="P1">Iter 30/10000 (29.69 s). Logjoint: -3279242.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4:54:58.778671770</meta:creation-date>
    <dc:date>2017-12-03T14:58:01.549267100</dc:date>
    <meta:editing-duration>PT3M3S</meta:editing-duration>
    <meta:editing-cycles>1</meta:editing-cycles>
    <meta:document-statistic meta:table-count="0" meta:image-count="0" meta:object-count="0" meta:page-count="4" meta:paragraph-count="161" meta:word-count="811" meta:character-count="7960" meta:non-whitespace-character-count="7100"/>
    <meta:generator>LibreOffice/5.1.6.2$Linux_X86_64 LibreOffice_project/10m0$Build-2</meta:generator>
  </office:meta>
</office:document-meta>
</file>